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color="#ff3333"/>
    </style:style>
    <style:style style:name="P5" style:family="paragraph">
      <style:text-properties fo:color="#ff3333"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701cm" svg:height="1.663cm" svg:x="9.137cm" svg:y="9.452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  <draw:frame draw:style-name="gr5" draw:text-style-name="P5" draw:layer="layout" svg:width="1.014cm" svg:height="1.28cm" svg:x="1.783cm" svg:y="3.887cm">
          <draw:text-box>
            <text:p text:style-name="P4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7T11:09:40.037726185</dc:date>
    <dc:creator>elucterio </dc:creator>
    <meta:editing-duration>PT8H47M55S</meta:editing-duration>
    <meta:editing-cycles>62</meta:editing-cycles>
    <meta:generator>LibreOffice/4.2.8.2$Linux_X86_64 LibreOffice_project/420m0$Build-2</meta:generator>
    <meta:document-statistic meta:object-count="36"/>
  </office:meta>
</office:document-meta>
</file>